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9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style:text-autospace="none"/>
      <style:text-properties fo:color="#ffffff" style:font-name="Segoe UI" fo:font-size="26pt" fo:text-shadow="1pt 1pt" style:font-size-asian="26pt" style:font-size-complex="26pt"/>
    </style:style>
    <style:style style:name="P10" style:family="paragraph">
      <style:paragraph-properties fo:margin-left="1.27cm" fo:margin-right="0cm" fo:margin-top="0cm" fo:margin-bottom="0cm" fo:text-indent="-1.27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" fo:font-size="26pt" fo:text-shadow="1pt 1pt" style:font-size-asian="26pt" style:font-size-complex="26pt"/>
    </style:style>
    <style:style style:name="P13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4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Mangal" style:font-size-complex="3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YMN #508</text:span></text:p>
            <text:p text:style-name="P1"><text:span text:style-name="T2">“</text:span><text:span text:style-name="T2">The Day Is Surely Drawing Nea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654cm" svg:height="7.011cm" svg:x="1.27cm" svg:y="1.016cm">
          <draw:text-box>
            <text:p text:style-name="P4"><text:span text:style-name="T3">1. The day is surely drawing near</text:span><text:span text:style-name="T3"><text:line-break/></text:span><text:span text:style-name="T3"> <text:s text:c="2"/>When Jesus, God’s anointed,</text:span><text:span text:style-name="T3"><text:line-break/></text:span><text:span text:style-name="T3"> <text:s text:c="2"/>In all His power shall appear</text:span><text:span text:style-name="T3"><text:line-break/></text:span><text:span text:style-name="T3"> <text:s text:c="2"/>As judge whom God appoin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6" draw:layer="layout" svg:width="25.654cm" svg:height="5.321cm" svg:x="1.27cm" svg:y="1.016cm">
          <draw:text-box>
            <text:p text:style-name="P4"><text:span text:style-name="T4"><text:s/></text:span><text:span text:style-name="T3"><text:s text:c="2"/></text:span><text:span text:style-name="T3">Then fright shall banish idle mirth,</text:span><text:span text:style-name="T3"><text:line-break/></text:span><text:span text:style-name="T3"> <text:s text:c="2"/>And flames on flames shall ravage earth</text:span><text:span text:style-name="T3"><text:line-break/></text:span><text:span text:style-name="T3"> <text:s text:c="2"/>As Scripture long has warned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8" draw:layer="layout" svg:width="25.654cm" svg:height="7.011cm" svg:x="1.27cm" svg:y="1.016cm">
          <draw:text-box>
            <text:p text:style-name="P7"><text:span text:style-name="T5">2. The final trumpet then shall sound</text:span><text:span text:style-name="T5"><text:line-break/></text:span><text:span text:style-name="T5"> <text:s text:c="2"/>And all the earth be shaken,</text:span><text:span text:style-name="T5"><text:line-break/></text:span><text:span text:style-name="T5"> <text:s text:c="2"/>And all who rest beneath the ground</text:span><text:span text:style-name="T5"><text:line-break/></text:span><text:span text:style-name="T5"> <text:s text:c="2"/>Shall from their sleep awa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9" draw:layer="layout" svg:width="25.654cm" svg:height="5.321cm" svg:x="1.27cm" svg:y="1.016cm">
          <draw:text-box>
            <text:p text:style-name="P7"><text:span text:style-name="T6"><text:s text:c="3"/></text:span><text:span text:style-name="T5">But all who live will in that hour,</text:span><text:span text:style-name="T5"><text:line-break/></text:span><text:span text:style-name="T5"> <text:s text:c="2"/>By God’s almighty, boundless pow’r,</text:span><text:span text:style-name="T5"><text:line-break/></text:span><text:span text:style-name="T5"> <text:s text:c="2"/>Be changed at His comman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5" draw:text-style-name="P11" draw:layer="layout" svg:width="24.892cm" svg:height="8.701cm" svg:x="1.27cm" svg:y="1.016cm">
          <draw:text-box>
            <text:p text:style-name="P10"><text:span text:style-name="T5">3. The books are opened then to all,</text:span></text:p>
            <text:p text:style-name="P10"><text:span text:style-name="T5"><text:s text:c="3"/></text:span><text:span text:style-name="T5">A record truly telling</text:span></text:p>
            <text:p text:style-name="P10"><text:span text:style-name="T5"><text:s text:c="3"/></text:span><text:span text:style-name="T5">What each has done, </text:span></text:p>
            <text:p text:style-name="P10"><text:span text:style-name="T5"><text:s text:c="7"/></text:span><text:span text:style-name="T5">both great and smal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11" draw:layer="layout" svg:width="25.654cm" svg:height="7.011cm" svg:x="1.27cm" svg:y="1.016cm">
          <draw:text-box>
            <text:p text:style-name="P10"><text:span text:style-name="T5"><text:s text:c="3"/></text:span><text:span text:style-name="T5">When he on earth was dwelling, </text:span></text:p>
            <text:p text:style-name="P10"><text:span text:style-name="T5"><text:s text:c="3"/></text:span><text:span text:style-name="T5">And ev’ry heart be clearly seen,</text:span></text:p>
            <text:p text:style-name="P10"><text:span text:style-name="T5"><text:s text:c="3"/></text:span><text:span text:style-name="T5">And all be known as they have been</text:span></text:p>
            <text:p text:style-name="P10"><text:span text:style-name="T5"><text:s text:c="3"/></text:span><text:span text:style-name="T5">In thoughts and words and ac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6" draw:text-style-name="P8" draw:layer="layout" svg:width="25.654cm" svg:height="7.366cm" svg:x="1.27cm" svg:y="1.016cm">
          <draw:text-box>
            <text:p text:style-name="P7"><text:span text:style-name="T7">4. </text:span><text:span text:style-name="T8">Then woe to those who scorned the Lord</text:span><text:span text:style-name="T5"><text:line-break/></text:span><text:span text:style-name="T5"> <text:s text:c="3"/>And sought but carnal pleasures,</text:span><text:span text:style-name="T5"><text:line-break/></text:span><text:span text:style-name="T5"> <text:s text:c="3"/>Who here despised His precious Word</text:span><text:span text:style-name="T5"><text:line-break/></text:span><text:span text:style-name="T5"> <text:s text:c="3"/>And loved their earthly treasure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3" draw:text-style-name="P9" draw:layer="layout" svg:width="25.654cm" svg:height="7.011cm" svg:x="1.27cm" svg:y="1.016cm">
          <draw:text-box>
            <text:p text:style-name="P7"><text:span text:style-name="T6"><text:s text:c="3"/></text:span><text:span text:style-name="T5"><text:s/></text:span><text:span text:style-name="T5">With shame and trembling they will <text:s text:c="2"/></text:span></text:p>
            <text:p text:style-name="P7"><text:span text:style-name="T5"><text:s text:c="8"/></text:span><text:span text:style-name="T5">stand</text:span><text:span text:style-name="T5"><text:line-break/></text:span><text:span text:style-name="T5"> <text:s text:c="3"/>And at the judge’s stern command</text:span><text:span text:style-name="T5"><text:line-break/></text:span><text:span text:style-name="T5"> <text:s text:c="3"/>To Satan be delive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3" draw:text-style-name="P8" draw:layer="layout" svg:width="25.654cm" svg:height="7.011cm" svg:x="1.27cm" svg:y="1.016cm">
          <draw:text-box>
            <text:p text:style-name="P7"><text:span text:style-name="T5">5. My Savior paid the debt I owe</text:span><text:span text:style-name="T5"><text:line-break/></text:span><text:span text:style-name="T5"> <text:s text:c="3"/>And for my sin was smitten;</text:span><text:span text:style-name="T5"><text:line-break/></text:span><text:span text:style-name="T5"> <text:s text:c="3"/>Within the Book of Life I know</text:span><text:span text:style-name="T5"><text:line-break/></text:span><text:span text:style-name="T5"> <text:s text:c="3"/>My name has now been writt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4" draw:text-style-name="P8" draw:layer="layout" svg:width="25.654cm" svg:height="5.321cm" svg:x="1.27cm" svg:y="1.016cm">
          <draw:text-box>
            <text:p text:style-name="P7"><text:span text:style-name="T5"><text:s text:c="4"/></text:span><text:span text:style-name="T5">I will not doubt, for I am free,</text:span><text:span text:style-name="T5"><text:line-break/></text:span><text:span text:style-name="T5"> <text:s text:c="3"/>And Satan cannot threaten me;</text:span><text:span text:style-name="T5"><text:line-break/></text:span><text:span text:style-name="T5"> <text:s text:c="3"/>There is no condemn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11" presentation:presentation-page-layout-name="AL1T0">
        <draw:frame draw:style-name="gr3" draw:text-style-name="P11" draw:layer="layout" svg:width="25.654cm" svg:height="7.011cm" svg:x="1.27cm" svg:y="1.016cm">
          <draw:text-box>
            <text:p text:style-name="P10"><text:span text:style-name="T5">6. May Christ our intercessor be</text:span></text:p>
            <text:p text:style-name="P10"><text:span text:style-name="T5"><text:s text:c="4"/></text:span><text:span text:style-name="T5">And through His blood and merit</text:span><text:span text:style-name="T5"><text:line-break/></text:span><text:span text:style-name="T5">Read from His book that we are free</text:span></text:p>
            <text:p text:style-name="P10"><text:span text:style-name="T5"><text:s text:c="4"/></text:span><text:span text:style-name="T5">With all who life inher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12" presentation:presentation-page-layout-name="AL1T0">
        <draw:frame draw:style-name="gr4" draw:text-style-name="P12" draw:layer="layout" svg:width="25.654cm" svg:height="5.321cm" svg:x="1.27cm" svg:y="1.016cm">
          <draw:text-box>
            <text:p text:style-name="P10"><text:span text:style-name="T6"><text:s text:c="4"/></text:span><text:span text:style-name="T5">Then we shall see Him face to face,</text:span><text:span text:style-name="T5"><text:line-break/></text:span><text:span text:style-name="T5">With all His saints in that blest place</text:span></text:p>
            <text:p text:style-name="P10"><text:span text:style-name="T5"><text:s text:c="4"/></text:span><text:span text:style-name="T5">Which He has purchased for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13" presentation:presentation-page-layout-name="AL1T0">
        <draw:frame draw:style-name="gr3" draw:text-style-name="P11" draw:layer="layout" svg:width="25.654cm" svg:height="7.011cm" svg:x="1.27cm" svg:y="1.016cm">
          <draw:text-box>
            <text:p text:style-name="P10"><text:span text:style-name="T5">7. O Jesus Christ, do not delay,</text:span></text:p>
            <text:p text:style-name="P10"><text:span text:style-name="T5"><text:s text:c="4"/></text:span><text:span text:style-name="T5">But hasten our salvation;</text:span><text:span text:style-name="T5"><text:line-break/></text:span><text:span text:style-name="T5">We often tremble on our way</text:span></text:p>
            <text:p text:style-name="P10"><text:span text:style-name="T5"><text:s text:c="4"/></text:span><text:span text:style-name="T5">In fear and tribul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14" presentation:presentation-page-layout-name="AL1T0">
        <draw:frame draw:style-name="gr7" draw:text-style-name="P12" draw:layer="layout" svg:width="25.654cm" svg:height="12.748cm" svg:x="1.27cm" svg:y="1.016cm">
          <draw:text-box>
            <text:p text:style-name="P10"><text:span text:style-name="T5"><text:s text:c="4"/></text:span><text:span text:style-name="T5">O hear and grant our fervent plea:</text:span><text:span text:style-name="T5"><text:line-break/></text:span><text:span text:style-name="T5">Come, mighty judge, and set us free</text:span></text:p>
            <text:p text:style-name="P10"><text:span text:style-name="T5"><text:s text:c="4"/></text:span><text:span text:style-name="T5">From death and ev’ry evil.</text:span></text:p>
            <text:p text:style-name="P13"><text:span text:style-name="T6"><text:line-break/></text:span><text:span text:style-name="T6"/></text:p>
            <text:p text:style-name="P13"><text:span text:style-name="T9"/></text:p>
            <text:p text:style-name="P13"><text:span text:style-name="T9"/></text:p>
            <text:p text:style-name="P13"><text:span text:style-name="T10"/></text:p>
            <text:p text:style-name="P13"><text:span text:style-name="T10"><text:s text:c="8"/></text:span><text:span text:style-name="T10">Public domain</text:span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23:03:51.865000000</meta:creation-date>
    <dc:title>Hymn template</dc:title>
    <meta:editing-duration>PT12M33S</meta:editing-duration>
    <meta:editing-cycles>13</meta:editing-cycles>
    <meta:generator>LibreOffice/6.1.3.2$Windows_X86_64 LibreOffice_project/86daf60bf00efa86ad547e59e09d6bb77c699acb</meta:generator>
    <meta:initial-creator>Arthur Hoch</meta:initial-creator>
    <dc:date>2019-01-19T20:36:19.361000000</dc:date>
    <meta:document-statistic meta:object-count="246"/>
    <meta:template xlink:type="simple" xlink:actuate="onRequest" xlink:title="Hymn template" xlink:href="../../AppData/Roaming/LibreOffice/4/user/template/Worship%20Templsates/Hymn%20template.otp" meta:date="2014-11-21T23:03:51.584000000"/>
  </office:meta>
</office:document-meta>
</file>